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Didot" svg:font-family="Didot" style:font-pitch="variable"/>
    <style:font-face style:name="ヒラギノ角ゴ Pro W3" svg:font-family="'ヒラギノ角ゴ Pro W3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_20__26__20_Footer_20_A">
      <style:paragraph-properties>
        <style:tab-stops>
          <style:tab-stop style:position="15.205cm" style:type="right"/>
        </style:tab-stops>
      </style:paragraph-properties>
      <style:text-properties fo:color="#000000" style:font-name="Times New Roman" fo:font-size="10pt" fo:language="zxx" fo:country="none" fo:font-weight="normal" style:font-name-asian="Times New Roman" style:font-size-asian="10pt" style:language-asian="zxx" style:country-asian="none" style:font-weight-asian="normal" style:font-name-complex="Times New Roman" style:language-complex="zxx" style:country-complex="none"/>
    </style:style>
    <style:style style:name="P2" style:family="paragraph" style:parent-style-name="Body_20_A">
      <style:text-properties style:font-name="Arial" style:font-name-complex="Arial"/>
    </style:style>
    <style:style style:name="P3" style:family="paragraph" style:parent-style-name="Body_20_A">
      <style:text-properties fo:color="#000000" style:font-name="Times New Roman" fo:font-size="10pt" fo:language="zxx" fo:country="none" style:font-name-asian="Times New Roman" style:font-size-asian="10pt" style:language-asian="zxx" style:country-asian="none" style:font-name-complex="Times New Roman" style:language-complex="zxx" style:country-complex="none"/>
    </style:style>
    <style:style style:name="P4" style:family="paragraph" style:parent-style-name="Heading_20_1_20_A_20_A">
      <style:text-properties style:font-name="Arial Bold" fo:font-weight="normal" style:font-weight-asian="normal" style:font-name-complex="Arial Bold"/>
    </style:style>
    <style:style style:name="P5" style:family="paragraph" style:parent-style-name="Heading_20_2_20_A_20_A">
      <style:text-properties style:font-name="Arial Bold" fo:font-weight="normal" style:font-weight-asian="normal" style:font-name-complex="Arial Bold"/>
    </style:style>
    <style:style style:name="P6" style:family="paragraph" style:parent-style-name="Heading_20_2_20_A_20_A">
      <style:text-properties style:font-name="Arial Bold" fo:font-size="11pt" fo:font-weight="normal" style:font-size-asian="11pt" style:font-weight-asian="normal" style:font-name-complex="Arial Bold" style:font-size-complex="11pt"/>
    </style:style>
    <style:style style:name="P7" style:family="paragraph" style:parent-style-name="Heading_20_2_20_A_20_A">
      <style:text-properties style:font-name="Arial" fo:font-weight="normal" style:font-weight-asian="normal" style:font-name-complex="Arial"/>
    </style:style>
    <style:style style:name="P8" style:family="paragraph" style:parent-style-name="Name" style:master-page-name="Standard">
      <style:paragraph-properties style:page-number="auto"/>
    </style:style>
    <style:style style:name="P9" style:family="paragraph" style:parent-style-name="Body_20_A" style:list-style-name="L1">
      <style:text-properties style:font-name="Arial" style:font-name-complex="Arial"/>
    </style:style>
    <style:style style:name="P10" style:family="paragraph" style:parent-style-name="Heading_20_1_20_A_20_A">
      <style:text-properties style:font-name="Arial Bold" fo:font-weight="normal" style:font-weight-asian="normal" style:font-name-complex="Arial Bold"/>
    </style:style>
    <style:style style:name="P11" style:family="paragraph" style:parent-style-name="Heading_20_2_20_A_20_A">
      <style:text-properties style:font-name="Arial Bold" fo:font-weight="bold" style:font-weight-asian="bold" style:font-name-complex="Arial Bold" style:font-weight-complex="bold"/>
    </style:style>
    <style:style style:name="P12" style:family="paragraph" style:parent-style-name="Heading_20_2_20_A_20_A">
      <style:text-properties fo:font-weight="bold" style:font-weight-asian="bold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style:font-name="Arial" fo:font-weight="normal" style:font-weight-asian="normal" style:font-name-complex="Arial"/>
    </style:style>
    <style:style style:name="T4" style:family="text">
      <style:text-properties style:font-name="Arial" fo:font-weight="normal" style:font-name-asian="Arial" style:font-weight-asian="normal" style:font-name-complex="Arial"/>
    </style:style>
    <style:style style:name="T5" style:family="text">
      <style:text-properties style:font-name="Arial" fo:font-size="8pt" style:font-size-asian="8pt" style:font-name-complex="Arial"/>
    </style:style>
    <style:style style:name="T6" style:family="text">
      <style:text-properties style:font-name-asian="Arial"/>
    </style:style>
    <style:style style:name="T7" style:family="text">
      <style:text-properties style:font-name-asian="Arial Bold"/>
    </style:style>
    <style:style style:name="T8" style:family="text">
      <style:text-properties style:font-name="Arial Bold" fo:font-weight="normal" style:font-weight-asian="normal" style:font-name-complex="Arial Bold"/>
    </style:style>
    <style:style style:name="T9" style:family="text">
      <style:text-properties style:font-name="Arial Bold" fo:font-weight="normal" style:font-name-asian="Arial Bold" style:font-weight-asian="normal" style:font-name-complex="Arial Bold"/>
    </style:style>
    <style:style style:name="T10" style:family="text">
      <style:text-properties style:font-name="Arial Bold" style:font-name-complex="Arial Bold"/>
    </style:style>
    <style:style style:name="T11" style:family="text">
      <style:text-properties style:font-name="Arial Bold" style:font-name-asian="Arial Bold" style:font-name-complex="Arial 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odd<text:span text:style-name="T2"> </text:span>Greenwood-Geer</text:p>
      <text:p text:style-name="Sender_20_Info">Quebec, QC</text:p>
      <text:p text:style-name="Sender_20_Info">t.greenwoodgeer@gmail.com</text:p>
      <text:p text:style-name="P2"/>
      <text:p text:style-name="P4">Profile</text:p>
      <text:p text:style-name="Body_20_A"><text:span text:style-name="T1">Sixteen</text:span><text:span text:style-name="T2"> </text:span><text:span text:style-name="T1">plus</text:span><text:span text:style-name="T2"> </text:span><text:span text:style-name="T1">years</text:span><text:span text:style-name="T2"> </text:span><text:span text:style-name="T1">of</text:span><text:span text:style-name="T2"> </text:span><text:span text:style-name="T1">software</text:span><text:span text:style-name="T2"> </text:span><text:span text:style-name="T1">development</text:span><text:span text:style-name="T2"> </text:span><text:span text:style-name="T1">including</text:span><text:span text:style-name="T2"> designing </text:span><text:span text:style-name="T1">and</text:span><text:span text:style-name="T2"> </text:span><text:span text:style-name="T1">implementing</text:span><text:span text:style-name="T2"> </text:span><text:span text:style-name="T1">solutions</text:span><text:span text:style-name="T2"> </text:span><text:span text:style-name="T1">for</text:span><text:span text:style-name="T2"> </text:span><text:span text:style-name="T1">mobile</text:span><text:span text:style-name="T2"> </text:span><text:span text:style-name="T1">devices,</text:span><text:span text:style-name="T2"> </text:span><text:span text:style-name="T1">desktops,</text:span><text:span text:style-name="T2"> </text:span><text:span text:style-name="T1">and</text:span><text:span text:style-name="T2"> </text:span><text:span text:style-name="T1">highly</text:span><text:span text:style-name="T2"> </text:span><text:span text:style-name="T1">available</text:span><text:span text:style-name="T2"> </text:span><text:span text:style-name="T1">and</text:span><text:span text:style-name="T2"> </text:span><text:span text:style-name="T1">robust</text:span><text:span text:style-name="T2"> </text:span><text:span text:style-name="T1">back-end</text:span><text:span text:style-name="T2"> </text:span><text:span text:style-name="T1">services.</text:span><text:span text:style-name="T2"> <text:s/></text:span></text:p>
      <text:p text:style-name="P4">Experience</text:p>
      <text:p text:style-name="P11">Senior<text:span text:style-name="T7"> </text:span>Software<text:span text:style-name="T7"> </text:span>Engineer,<text:span text:style-name="T7"> </text:span>Edifice-Technologies,<text:span text:style-name="T7"> </text:span>Woodinville,<text:span text:style-name="T7"> </text:span>WA<text:span text:style-name="T7">— </text:span>2011-Current</text:p>
      <text:p text:style-name="P7">Mobile<text:span text:style-name="T6"> </text:span>platform<text:span text:style-name="T6"> architect. Designed cross platform application suite </text:span>for<text:span text:style-name="T6"> </text:span>Android and Desktop applications. Client application stack included Java, SQLite, Android, Bluetooth RFID and Barcode scanners as well as back-end<text:span text:style-name="T6"> data </text:span>services. Server application exposed as a REST API built from Play Framework, JPA, Scala, and MySQL.</text:p>
      <text:p text:style-name="P5"/>
      <text:p text:style-name="P12"><text:span text:style-name="T10">Senior</text:span><text:span text:style-name="T11"> </text:span><text:span text:style-name="T10">Back-End</text:span><text:span text:style-name="T11"> </text:span><text:span text:style-name="T10">Software</text:span><text:span text:style-name="T11"> </text:span><text:span text:style-name="T10">Engineer,</text:span><text:span text:style-name="T11"> </text:span><text:span text:style-name="T10">Lockerz.com,</text:span><text:span text:style-name="T11"> </text:span><text:span text:style-name="T10">Seattle,</text:span><text:span text:style-name="T11"> </text:span><text:span text:style-name="T10">WA</text:span><text:span text:style-name="T11">— </text:span><text:span text:style-name="T10">2010-2011</text:span></text:p>
      <text:p text:style-name="Heading_20_2_20_A_20_A"><text:span text:style-name="T3">Developed</text:span><text:span text:style-name="T4"> </text:span><text:span text:style-name="T3">scalable</text:span><text:span text:style-name="T4"> </text:span><text:span text:style-name="T3">cloud</text:span><text:span text:style-name="T4"> </text:span><text:span text:style-name="T3">based</text:span><text:span text:style-name="T4"> </text:span><text:span text:style-name="T3">services</text:span><text:span text:style-name="T4"> </text:span><text:span text:style-name="T3">for</text:span><text:span text:style-name="T4"> </text:span><text:span text:style-name="T3">social</text:span><text:span text:style-name="T4"> </text:span><text:span text:style-name="T3">networking</text:span><text:span text:style-name="T4"> </text:span><text:span text:style-name="T3">web</text:span><text:span text:style-name="T4"> </text:span><text:span text:style-name="T3">application. Server Application stack exposed as an IDL generated API built from a CORBA-like remoting system. Developed internal client applications to support Marketing and Sales. Internal applications were vanilla web applications built from Spring 3.0, Jquery, and MySQL.</text:span></text:p>
      <text:p text:style-name="P7"/>
      <text:p text:style-name="P11">Senior<text:span text:style-name="T7"> </text:span>Software<text:span text:style-name="T7"> </text:span>Engineer,<text:span text:style-name="T7"> </text:span>AudienceScience,<text:span text:style-name="T7"> </text:span>Bellevue,<text:span text:style-name="T7"> </text:span>WA<text:span text:style-name="T7">— </text:span>2008-2010</text:p>
      <text:p text:style-name="P2">Co-architected<text:span text:style-name="T6"> </text:span>and<text:span text:style-name="T6"> </text:span>implemented<text:span text:style-name="T6"> </text:span>a<text:span text:style-name="T6"> </text:span>highly<text:span text:style-name="T6"> </text:span>available<text:span text:style-name="T6"> </text:span>Ad<text:span text:style-name="T6"> </text:span>Server<text:span text:style-name="T6"> </text:span>to<text:span text:style-name="T6"> </text:span>participate<text:span text:style-name="T6"> </text:span>in<text:span text:style-name="T6"> </text:span>ad<text:span text:style-name="T6"> </text:span>auctions<text:span text:style-name="T6"> </text:span>from<text:span text:style-name="T6"> </text:span>multiple<text:span text:style-name="T6"> </text:span>Real<text:span text:style-name="T6"> </text:span>Time<text:span text:style-name="T6"> </text:span>Bidding<text:span text:style-name="T6"> </text:span>Platforms to participate in bids within 500ms or less.<text:span text:style-name="T6"> </text:span>Developed<text:span text:style-name="T6"> </text:span>an<text:span text:style-name="T6"> </text:span>Object<text:span text:style-name="T6"> </text:span>Mapper<text:span text:style-name="T6"> </text:span>to<text:span text:style-name="T6"> </text:span>persist<text:span text:style-name="T6"> </text:span>POJOs<text:span text:style-name="T6"> </text:span>to<text:span text:style-name="T6"> </text:span>the<text:span text:style-name="T6"> </text:span>cloud, with an eventing system to alert subscribers of data changes within the object graph. <text:s/>System components included a Real Time Transaction Processing System, Event based Management System (described above), and a distributed User Data Store.</text:p>
      <text:p text:style-name="P11">Senior<text:span text:style-name="T7"> </text:span>Software<text:span text:style-name="T7"> </text:span>Engineer,<text:span text:style-name="T7"> </text:span>Zumobi,<text:span text:style-name="T7"> </text:span>Seattle,<text:span text:style-name="T7"> </text:span>WA<text:span text:style-name="T7"> — </text:span>2007-2008</text:p>
      <text:p text:style-name="Body_20_A"><text:span text:style-name="T1">Developed</text:span><text:span text:style-name="T2"> </text:span><text:span text:style-name="T1">a</text:span><text:span text:style-name="T2"> P</text:span><text:span text:style-name="T1">hone</text:span><text:span text:style-name="T2"> A</text:span><text:span text:style-name="T1">utomation</text:span><text:span text:style-name="T2"> P</text:span><text:span text:style-name="T1">latform</text:span><text:span text:style-name="T2"> </text:span><text:span text:style-name="T1">(patent</text:span><text:span text:style-name="T2"> </text:span><text:span text:style-name="T1">application</text:span><text:span text:style-name="T2"> </text:span><text:span text:style-name="T1">#</text:span><text:span text:style-name="T5">12/327,690</text:span><text:span text:style-name="T2"> </text:span><text:span text:style-name="T1">)</text:span><text:span text:style-name="T2"> </text:span><text:span text:style-name="T1">for</text:span><text:span text:style-name="T2"> </text:span><text:span text:style-name="T1">Windows</text:span><text:span text:style-name="T2"> </text:span><text:span text:style-name="T1">Mobile</text:span><text:span text:style-name="T2"> </text:span><text:span text:style-name="T1">and</text:span><text:span text:style-name="T2"> </text:span><text:span text:style-name="T1">J2ME.</text:span><text:span text:style-name="T2"> </text:span><text:span text:style-name="T1">Developed</text:span><text:span text:style-name="T2"> </text:span><text:span text:style-name="T1">a</text:span><text:span text:style-name="T2"> </text:span><text:span text:style-name="T1">client/server</text:span><text:span text:style-name="T2"> </text:span><text:span text:style-name="T1">Ad</text:span><text:span text:style-name="T2"> </text:span><text:span text:style-name="T1">Delivery</text:span><text:span text:style-name="T2"> </text:span><text:span text:style-name="T1">system</text:span><text:span text:style-name="T2"> </text:span><text:span text:style-name="T1">for</text:span><text:span text:style-name="T2"> </text:span><text:span text:style-name="T1">on-line</text:span><text:span text:style-name="T2"> </text:span><text:span text:style-name="T1">and</text:span><text:span text:style-name="T2"> </text:span><text:span text:style-name="T1">off-line</text:span><text:span text:style-name="T2"> </text:span><text:span text:style-name="T1">display</text:span><text:span text:style-name="T2"> </text:span><text:span text:style-name="T1">of</text:span><text:span text:style-name="T2"> </text:span><text:span text:style-name="T1">ads</text:span><text:span text:style-name="T2"> </text:span><text:span text:style-name="T1">to</text:span><text:span text:style-name="T2"> </text:span><text:span text:style-name="T1">mobile</text:span><text:span text:style-name="T2"> </text:span><text:span text:style-name="T1">devices.</text:span><text:span text:style-name="T2"> </text:span><text:span text:style-name="T1">Prototyped</text:span><text:span text:style-name="T2"> </text:span><text:span text:style-name="T1">a</text:span><text:span text:style-name="T2"> </text:span><text:span text:style-name="T1">cross</text:span><text:span text:style-name="T2"> </text:span><text:span text:style-name="T1">platform</text:span><text:span text:style-name="T2"> Application and Ad Display API/Platform </text:span><text:span text:style-name="T1">for</text:span><text:span text:style-name="T2"> </text:span><text:span text:style-name="T1">mobile</text:span><text:span text:style-name="T2"> </text:span><text:span text:style-name="T1">devices</text:span><text:span text:style-name="T2"> </text:span><text:span text:style-name="T1">(BlackBerry,</text:span><text:span text:style-name="T2"> </text:span><text:span text:style-name="T1">iPhone,</text:span><text:span text:style-name="T2"> </text:span><text:span text:style-name="T1">Android,</text:span><text:span text:style-name="T2"> </text:span><text:span text:style-name="T1">Windows</text:span><text:span text:style-name="T2"> </text:span><text:span text:style-name="T1">Mobile).</text:span></text:p>
      <text:p text:style-name="P11">Senior<text:span text:style-name="T7"> </text:span>Software<text:span text:style-name="T7"> </text:span>Engineer,<text:span text:style-name="T7"> </text:span>IConclude,<text:span text:style-name="T7"> </text:span>Bellevue,<text:span text:style-name="T7"> </text:span>WA<text:span text:style-name="T7"> — </text:span>2006-2006</text:p>
      <text:p text:style-name="P2"><text:span text:style-name="T6">Integrated D</text:span>ata<text:span text:style-name="T6"> C</text:span>enter<text:span text:style-name="T6"> A</text:span>utomation<text:span text:style-name="T6"> product </text:span>with<text:span text:style-name="T6"> </text:span>VMWare<text:span text:style-name="T6"> </text:span>Server.<text:span text:style-name="T6"> Developed Data Center Management Console and related modules.</text:span></text:p>
      <text:p text:style-name="P11">Senior<text:span text:style-name="T7"> </text:span>Systems<text:span text:style-name="T7"> </text:span>Engineer,<text:span text:style-name="T7"> </text:span>BEA<text:span text:style-name="T7"> </text:span>Systems,<text:span text:style-name="T7"> </text:span>Seattle,<text:span text:style-name="T7"> </text:span>WA<text:span text:style-name="T7"> — </text:span>2003-2005</text:p>
      <text:p text:style-name="P2">Designed<text:span text:style-name="T6"> </text:span>and<text:span text:style-name="T6"> </text:span>implemented<text:span text:style-name="T6"> </text:span>a<text:span text:style-name="T6">n Application T</text:span>est<text:span text:style-name="T6"> H</text:span>arness<text:span text:style-name="T6"> </text:span>for<text:span text:style-name="T6"> a Java developer platform, “</text:span>Weblogic<text:span text:style-name="T6"> </text:span>IDE”.<text:span text:style-name="T6"> </text:span>Developed<text:span text:style-name="T6"> </text:span>demo<text:span text:style-name="T6"> </text:span>applications<text:span text:style-name="T6"> </text:span>showcasing<text:span text:style-name="T6"> </text:span>the<text:span text:style-name="T6"> </text:span>use<text:span text:style-name="T6"> </text:span>of<text:span text:style-name="T6"> the “</text:span>Weblogic<text:span text:style-name="T6"> IDE” </text:span>and<text:span text:style-name="T6"> </text:span>BEA's implementation of various portions of the J2EE<text:span text:style-name="T6"> </text:span>runtime<text:span text:style-name="T6"> </text:span>stack.</text:p>
      <text:p text:style-name="P11">Program<text:span text:style-name="T7"> </text:span>Manager<text:span text:style-name="T7"> </text:span>/<text:span text:style-name="T7"> </text:span>Technical<text:span text:style-name="T7"> </text:span>Evangelist,<text:span text:style-name="T7"> </text:span>Microsoft,<text:span text:style-name="T7"> </text:span>Redmond,<text:span text:style-name="T7"> </text:span>WA<text:span text:style-name="T7"> — </text:span>2001-2002</text:p>
      <text:p text:style-name="P2">[SQL<text:span text:style-name="T6"> </text:span>Server<text:span text:style-name="T6"> </text:span>CE]<text:span text:style-name="T6"> </text:span>Represented<text:span text:style-name="T6"> </text:span>the<text:span text:style-name="T6"> ‘</text:span>Microsoft<text:span text:style-name="T6"> </text:span>SQL<text:span text:style-name="T6"> </text:span>Server<text:span text:style-name="T6"> </text:span>CE<text:span text:style-name="T6">’ </text:span>team<text:span text:style-name="T6"> </text:span>internationally:<text:span text:style-name="T6"> </text:span>presenter<text:span text:style-name="T6"> </text:span>at<text:span text:style-name="T6"> </text:span>Microsoft<text:span text:style-name="T6"> </text:span>Tech<text:span text:style-name="T6"> </text:span>Ed<text:span text:style-name="T6"> </text:span>-<text:span text:style-name="T6"> </text:span>Australia,<text:span text:style-name="T6"> </text:span>customer/partner<text:span text:style-name="T6"> </text:span>focus<text:span text:style-name="T6"> </text:span>groups<text:span text:style-name="T6"> </text:span>-<text:span text:style-name="T6"> </text:span>Australia/New<text:span text:style-name="T6"> </text:span>Zealand.<text:span text:style-name="T6"> <text:s/></text:span>Customer<text:span text:style-name="T6"> </text:span>Liaison<text:span text:style-name="T6"> </text:span>to<text:span text:style-name="T6"> </text:span>SQL<text:span text:style-name="T6"> </text:span>Server<text:span text:style-name="T6"> </text:span>CE<text:span text:style-name="T6"> </text:span>Early<text:span text:style-name="T6"> </text:span>Adopters<text:span text:style-name="T6"> </text:span>Program.<text:span text:style-name="T6"> </text:span>Developed<text:span text:style-name="T6"> </text:span>sales<text:span text:style-name="T6"> </text:span>force<text:span text:style-name="T6"> </text:span>training<text:span text:style-name="T6"> </text:span>programs,<text:span text:style-name="T6"> </text:span>demo<text:span text:style-name="T6"> </text:span>applications,<text:span text:style-name="T6"> </text:span>and<text:span text:style-name="T6"> </text:span>marketing<text:span text:style-name="T6"> </text:span>materials.</text:p>
      <text:p text:style-name="P11">Program<text:span text:style-name="T7"> </text:span>Manager,<text:span text:style-name="T7"> </text:span>Microsoft,<text:span text:style-name="T7"> </text:span>Redmond,<text:span text:style-name="T7"> </text:span>WA<text:span text:style-name="T7"> — </text:span>1998-2001</text:p>
      <text:p text:style-name="P2">[MSN<text:span text:style-name="T6"> </text:span>Yellow<text:span text:style-name="T6"> </text:span>Pages]<text:span text:style-name="T6"> </text:span>Developed<text:span text:style-name="T6"> </text:span>and<text:span text:style-name="T6"> </text:span>evangelized<text:span text:style-name="T6"> </text:span>a<text:span text:style-name="T6"> </text:span>company-wide<text:span text:style-name="T6"> </text:span>Point<text:span text:style-name="T6"> </text:span>of<text:span text:style-name="T6"> </text:span>Interest<text:span text:style-name="T6"> </text:span>(POI)<text:span text:style-name="T6"> </text:span>and<text:span text:style-name="T6"> </text:span>Yellow<text:span text:style-name="T6"> </text:span>Page<text:span text:style-name="T6"> </text:span>data<text:span text:style-name="T6"> </text:span>service<text:span text:style-name="T6"> </text:span>to<text:span text:style-name="T6"> </text:span>support<text:span text:style-name="T6"> </text:span>multiple<text:span text:style-name="T6"> </text:span>external<text:span text:style-name="T6"> </text:span>products<text:span text:style-name="T6"> </text:span>similar<text:span text:style-name="T6"> </text:span>to<text:span text:style-name="T6"> </text:span>MapPoint/Google<text:span text:style-name="T6"> </text:span>Maps,<text:span text:style-name="T6"> </text:span>Encarta,<text:span text:style-name="T6"> </text:span>and<text:span text:style-name="T6"> </text:span>Yellow<text:span text:style-name="T6"> </text:span>Pages.</text:p>
      <text:p text:style-name="P11">Software<text:span text:style-name="T7"> </text:span>Engineer,<text:span text:style-name="T7"> </text:span>Microsoft,<text:span text:style-name="T7"> </text:span>Redmond,<text:span text:style-name="T7"> </text:span>WA<text:span text:style-name="T7"> — </text:span>1996-1998</text:p>
      <text:p text:style-name="P2">[Visual<text:span text:style-name="T6"> </text:span>Studio]<text:span text:style-name="T6"> </text:span>Designed<text:span text:style-name="T6"> </text:span>and<text:span text:style-name="T6"> </text:span>implemented<text:span text:style-name="T6"> </text:span>a<text:span text:style-name="T6"> </text:span>COM/DCOM<text:span text:style-name="T6"> </text:span>based<text:span text:style-name="T6"> </text:span>multi<text:span text:style-name="T6"> </text:span>machine<text:span text:style-name="T6"> </text:span>test<text:span text:style-name="T6"> </text:span>harness<text:span text:style-name="T6"> </text:span>for<text:span text:style-name="T6"> </text:span>a<text:span text:style-name="T6"> </text:span>distributed<text:span text:style-name="T6"> </text:span>event<text:span text:style-name="T6"> </text:span>collection<text:span text:style-name="T6"> </text:span>and<text:span text:style-name="T6"> </text:span>visualization<text:span text:style-name="T6"> </text:span>product<text:span text:style-name="T6"> </text:span>called,<text:span text:style-name="T6"> “</text:span>Visual<text:span text:style-name="T6"> </text:span>Studio<text:span text:style-name="T6"> </text:span>Analyzer<text:span text:style-name="T6">”</text:span>.<text:span text:style-name="T6"> </text:span></text:p>
      <text:p text:style-name="P11">Software<text:span text:style-name="T7"> </text:span>Engineer,<text:span text:style-name="T7"> </text:span>F.A.S.T.,<text:span text:style-name="T7"> </text:span>Redmond,<text:span text:style-name="T7"> </text:span>WA<text:span text:style-name="T7"> — </text:span>1996-1998</text:p>
      <text:p text:style-name="P2">Developed<text:span text:style-name="T6"> </text:span>tools<text:span text:style-name="T6"> </text:span>for<text:span text:style-name="T6"> </text:span>custom<text:span text:style-name="T6"> </text:span>database<text:span text:style-name="T6"> </text:span>and<text:span text:style-name="T6"> </text:span>application<text:span text:style-name="T6"> </text:span>management.<text:span text:style-name="T6"> </text:span>Systems<text:span text:style-name="T6"> </text:span>support<text:span text:style-name="T6"> </text:span>for<text:span text:style-name="T6"> </text:span>mission<text:span text:style-name="T6"> </text:span>critical<text:span text:style-name="T6"> </text:span>applications.<text:span text:style-name="T6"> </text:span>Project<text:span text:style-name="T6"> </text:span>Manager<text:span text:style-name="T6"> </text:span>for<text:span text:style-name="T6"> </text:span>outsourced<text:span text:style-name="T6"> </text:span>development<text:span text:style-name="T6"> </text:span>projects.</text:p>
      <text:p text:style-name="P4">Patents</text:p>
      <text:p text:style-name="P2">2008<text:tab/>Application<text:span text:style-name="T6"> </text:span>#12/327,690<text:tab/>System<text:span text:style-name="T6"> </text:span>and<text:span text:style-name="T6"> </text:span>Method<text:span text:style-name="T6"> </text:span>for<text:span text:style-name="T6"> </text:span>Application<text:span text:style-name="T6"> </text:span>Testing<text:span text:style-name="T6"> </text:span></text:p>
      <text:p text:style-name="P4"><text:soft-page-break/>Education</text:p>
      <text:p text:style-name="P2">1991<text:span text:style-name="T6"> </text:span>-<text:span text:style-name="T6"> </text:span>1994<text:span text:style-name="T6"> <text:s text:c="2"/></text:span>Western<text:span text:style-name="T6"> </text:span>Washington<text:span text:style-name="T6"> </text:span>University<text:span text:style-name="T6"> </text:span>Bellingham,<text:span text:style-name="T6"> </text:span>WA<text:span text:style-name="T6"> </text:span><text:tab/><text:tab/>B.S.,<text:span text:style-name="T6"> </text:span>Environmental<text:span text:style-name="T6"> </text:span>Science</text:p>
      <text:p text:style-name="P2">1994<text:span text:style-name="T6"> – </text:span>1996<text:span text:style-name="T6"> <text:s/></text:span>University<text:span text:style-name="T6"> </text:span>of<text:span text:style-name="T6"> </text:span>Washington<text:span text:style-name="T6"> </text:span>Extension,<text:span text:style-name="T6"> </text:span>Seattle,<text:span text:style-name="T6"> </text:span>WA<text:tab/><text:tab/>C/C++</text:p>
      <text:p text:style-name="P4">Personal<text:span text:style-name="T7"> </text:span>Projects</text:p>
      <text:p text:style-name="Body_20_A"><text:a xlink:type="simple" xlink:href="http://github.com/ToddG/experimental/"><text:span text:style-name="Internet_20_link"><text:span text:style-name="T1">http://github.com/ToddG/experimental/</text:span></text:span></text:a></text:p>
      <text:p text:style-name="P5"/>
      <text:p text:style-name="P6">CURRENT<text:span text:style-name="T7"> </text:span>RESEARCH</text:p>
      <text:p text:style-name="P2">Languages<text:span text:style-name="T6"> </text:span>:<text:span text:style-name="T6"> </text:span>Erlang,<text:span text:style-name="T6"> </text:span>Erlang<text:span text:style-name="T6"> </text:span>OTP,<text:span text:style-name="T6"> </text:span>Clojure,<text:span text:style-name="T6"> </text:span>Lua,<text:span text:style-name="T6"> </text:span>C</text:p>
      <text:p text:style-name="P2">K/V<text:span text:style-name="T6"> </text:span>Stores<text:span text:style-name="T6"> </text:span>:<text:span text:style-name="T6"> </text:span>Redis,<text:span text:style-name="T6"> </text:span>Sclaris,<text:span text:style-name="T6"> </text:span>Riak,<text:span text:style-name="T6"> </text:span>(VoltDB)</text:p>
      <text:p text:style-name="P2">Messaging<text:span text:style-name="T6"> </text:span>:<text:span text:style-name="T6"> </text:span>RabbitMQ,<text:span text:style-name="T6"> </text:span>ActiveMQ, Erlang messaging</text:p>
      <text:p text:style-name="P2">Mathematics: Watched the following Khan video series: Algebra, Trigonometry, Pre-Calc, Calculus, Linear Algebra. Currently studying calculus.</text:p>
      <text:p text:style-name="P2">Physics: Watched the Khan video series on Physics. Currently studying physics.</text:p>
      <text:p text:style-name="P2">Books I'm currently reading (August 2012):</text:p>
      <text:list xml:id="list4815668591" text:style-name="L1">
        <text:list-item>
          <text:p text:style-name="P9">“The Feynman Lecture Series on Physics”</text:p>
        </text:list-item>
        <text:list-item>
          <text:p text:style-name="P9">“Programming Pearls” </text:p>
        </text:list-item>
        <text:list-item>
          <text:p text:style-name="P9">“The Linux Programming Interface” </text:p>
        </text:list-item>
        <text:list-item>
          <text:p text:style-name="P9">“Vector Calculus, Linear Algebra, and Differential Forms, a Unified Approach”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Didot" svg:font-family="Didot" style:font-pitch="variable"/>
    <style:font-face style:name="ヒラギノ角ゴ Pro W3" svg:font-family="'ヒラギノ角ゴ Pro W3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_20__26__20_Footer_20_A" style:display-name="Header &amp; Footer A" style:family="paragraph">
      <style:paragraph-properties fo:margin-top="0cm" fo:margin-bottom="0.318cm" fo:line-height="130%" fo:orphans="2" fo:widows="2" fo:hyphenation-ladder-count="no-limit">
        <style:tab-stops>
          <style:tab-stop style:position="15.24cm" style:type="right"/>
        </style:tab-stops>
      </style:paragraph-properties>
      <style:text-properties fo:color="#000000" style:font-name="Didot" fo:font-size="7pt" fo:language="en" fo:country="US" fo:font-weight="bold" style:font-name-asian="ヒラギノ角ゴ Pro W3" style:font-size-asian="7pt" style:font-weight-asian="bold" style:font-name-complex="Didot" style:font-size-complex="10pt" style:language-complex="ar" style:country-complex="SA" fo:hyphenate="false" fo:hyphenation-remain-char-count="2" fo:hyphenation-push-char-count="2"/>
    </style:style>
    <style:style style:name="Name" style:family="paragraph">
      <style:paragraph-properties fo:text-align="end" style:justify-single-word="false" fo:orphans="2" fo:widows="2"/>
      <style:text-properties fo:color="#000000" style:font-name="Didot" fo:font-size="18pt" fo:language="en" fo:country="US" style:font-name-asian="ヒラギノ角ゴ Pro W3" style:font-size-asian="18pt" style:font-name-complex="Didot" style:font-size-complex="10pt" style:language-complex="ar" style:country-complex="SA"/>
    </style:style>
    <style:style style:name="Sender_20_Info" style:display-name="Sender Info" style:family="paragraph">
      <style:paragraph-properties fo:text-align="end" style:justify-single-word="false" fo:orphans="2" fo:widows="2"/>
      <style:text-properties fo:color="#000000" style:font-name="Didot" fo:font-size="9pt" fo:language="en" fo:country="US" style:font-name-asian="ヒラギノ角ゴ Pro W3" style:font-size-asian="9pt" style:font-name-complex="Didot" style:font-size-complex="10pt" style:language-complex="ar" style:country-complex="SA"/>
    </style:style>
    <style:style style:name="Body_20_A" style:display-name="Body A" style:family="paragraph">
      <style:paragraph-properties fo:margin-top="0cm" fo:margin-bottom="0.318cm" fo:orphans="2" fo:widows="2" fo:hyphenation-ladder-count="no-limit"/>
      <style:text-properties fo:color="#000000" style:font-name="Didot" fo:font-size="9pt" fo:language="en" fo:country="US" style:font-name-asian="ヒラギノ角ゴ Pro W3" style:font-size-asian="9pt" style:font-name-complex="Didot" style:font-size-complex="10pt" style:language-complex="ar" style:country-complex="SA" fo:hyphenate="false" fo:hyphenation-remain-char-count="2" fo:hyphenation-push-char-count="2"/>
    </style:style>
    <style:style style:name="Heading_20_1_20_A_20_A" style:display-name="Heading 1 A A" style:family="paragraph">
      <style:paragraph-properties fo:margin-top="0.318cm" fo:margin-bottom="0cm" fo:orphans="2" fo:widows="2" fo:hyphenation-ladder-count="no-limit" fo:keep-with-next="always"/>
      <style:text-properties fo:text-transform="uppercase" fo:color="#000000" style:font-name="Didot" fo:font-size="11pt" fo:letter-spacing="0.078cm" fo:language="en" fo:country="US" fo:font-weight="bold" style:font-name-asian="ヒラギノ角ゴ Pro W3" style:font-size-asian="11pt" style:font-weight-asian="bold" style:font-name-complex="Didot" style:font-size-complex="10pt" style:language-complex="ar" style:country-complex="SA" fo:hyphenate="false" fo:hyphenation-remain-char-count="2" fo:hyphenation-push-char-count="2"/>
    </style:style>
    <style:style style:name="Heading_20_2_20_A_20_A" style:display-name="Heading 2 A A" style:family="paragraph">
      <style:paragraph-properties fo:orphans="2" fo:widows="2" fo:hyphenation-ladder-count="no-limit" fo:keep-with-next="always"/>
      <style:text-properties fo:color="#000000" style:font-name="Didot" fo:font-size="9pt" fo:language="en" fo:country="US" fo:font-weight="bold" style:font-name-asian="ヒラギノ角ゴ Pro W3" style:font-size-asian="9pt" style:font-weight-asian="bold" style:font-name-complex="Didot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_20_A">
      <style:paragraph-properties>
        <style:tab-stops>
          <style:tab-stop style:position="15.205cm" style:type="right"/>
        </style:tab-stops>
      </style:paragraph-properties>
      <style:text-properties fo:color="#000000" style:font-name="Times New Roman" fo:font-size="10pt" fo:language="zxx" fo:country="none" fo:font-weight="normal" style:font-name-asian="Times New Roman" style:font-size-asian="10pt" style:language-asian="zxx" style:country-asian="none" style:font-weight-asian="normal" style:font-name-complex="Times New Roman" style:language-complex="zxx" style:country-complex="none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6cm" style:dynamic-spacing="true"/>
      </style:header-style>
      <style:footer-style>
        <style:header-footer-properties fo:min-height="0.635cm" fo:margin-left="0cm" fo:margin-right="0cm" fo:margin-top="0.53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905cm" fo:margin-bottom="1.905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1"/>
      </style:footer>
      <style:footer-left>
        <text:p text:style-name="MP1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dd Greenwood-Geer</meta:initial-creator>
    <meta:creation-date>2012-01-03T15:06:00</meta:creation-date>
    <dc:creator>Todd Greenwood-Geer</dc:creator>
    <dc:date>2012-09-18T10:36:48</dc:date>
    <meta:editing-cycles>8</meta:editing-cycles>
    <meta:editing-duration>PT1H4M38S</meta:editing-duration>
    <meta:generator>LibreOffice/3.5$Linux_X86_64 LibreOffice_project/350m1$Build-2</meta:generator>
    <meta:document-statistic meta:table-count="0" meta:image-count="0" meta:object-count="0" meta:page-count="2" meta:paragraph-count="44" meta:word-count="604" meta:character-count="4472" meta:non-whitespace-character-count="3902"/>
    <meta:user-defined meta:name="Info 1"/>
    <meta:user-defined meta:name="Info 2"/>
    <meta:user-defined meta:name="Info 3"/>
    <meta:user-defined meta:name="Info 4"/>
  </office:meta>
</office:document-meta>
</file>